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paragraph-rsid="005138bf"/>
    </style:style>
    <style:style style:name="P32" style:family="paragraph" style:parent-style-name="AsenParagraphStyle">
      <style:text-properties officeooo:rsid="0065135c" officeooo:paragraph-rsid="0066dacc"/>
    </style:style>
    <style:style style:name="P33" style:family="paragraph" style:parent-style-name="AsenParagraphStyle">
      <style:text-properties officeooo:rsid="0065135c" officeooo:paragraph-rsid="0069a897"/>
    </style:style>
    <style:style style:name="P34" style:family="paragraph" style:parent-style-name="AsenParagraphStyle">
      <style:text-properties officeooo:paragraph-rsid="0065135c"/>
    </style:style>
    <style:style style:name="P35" style:family="paragraph" style:parent-style-name="AsenParagraphStyle">
      <style:text-properties officeooo:rsid="00738b55" officeooo:paragraph-rsid="0074e8d1"/>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6f27e" officeooo:paragraph-rsid="0076f27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7fc7be" officeooo:paragraph-rsid="0082fb9a" style:font-weight-asian="normal" style:font-weight-complex="normal"/>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d4c19" officeooo:paragraph-rsid="00ad4c19" style:font-weight-asian="normal" style:font-weight-complex="normal"/>
    </style:style>
    <style:style style:name="P43" style:family="paragraph" style:parent-style-name="AsenParagraphStyle">
      <style:text-properties fo:font-weight="normal" officeooo:rsid="00ae3f0c" officeooo:paragraph-rsid="00ae3f0c" style:font-weight-asian="normal" style:font-weight-complex="normal"/>
    </style:style>
    <style:style style:name="P44" style:family="paragraph" style:parent-style-name="AsenParagraphStyle">
      <style:text-properties fo:font-weight="normal" officeooo:rsid="00b2d3f9" officeooo:paragraph-rsid="00b2d3f9" style:font-weight-asian="normal" style:font-weight-complex="normal"/>
    </style:style>
    <style:style style:name="P45" style:family="paragraph" style:parent-style-name="AsenParagraphStyle">
      <style:text-properties fo:font-weight="normal" officeooo:rsid="00b54c23" officeooo:paragraph-rsid="00b54c23" style:font-weight-asian="normal" style:font-weight-complex="normal"/>
    </style:style>
    <style:style style:name="P46" style:family="paragraph" style:parent-style-name="AsenParagraphStyle">
      <style:text-properties fo:font-weight="normal" officeooo:rsid="00c578a5" officeooo:paragraph-rsid="00c578a5" style:font-weight-asian="normal" style:font-weight-complex="normal"/>
    </style:style>
    <style:style style:name="P47" style:family="paragraph" style:parent-style-name="AsenParagraphStyle">
      <style:text-properties fo:font-weight="normal" officeooo:rsid="00d57c90" officeooo:paragraph-rsid="00d7ebe0" style:font-weight-asian="normal" style:font-weight-complex="normal"/>
    </style:style>
    <style:style style:name="P48" style:family="paragraph" style:parent-style-name="AsenParagraphStyle">
      <style:text-properties fo:font-weight="normal" officeooo:rsid="00d7ebe0" officeooo:paragraph-rsid="00d7ebe0" style:font-weight-asian="normal" style:font-weight-complex="normal"/>
    </style:style>
    <style:style style:name="P49" style:family="paragraph" style:parent-style-name="AsenParagraphStyle">
      <style:text-properties fo:font-weight="normal" officeooo:rsid="00dc604c" officeooo:paragraph-rsid="00dc604c" style:font-weight-asian="normal" style:font-weight-complex="normal"/>
    </style:style>
    <style:style style:name="P50" style:family="paragraph" style:parent-style-name="AsenParagraphStyle">
      <style:text-properties fo:font-weight="normal" officeooo:rsid="00df0aba" officeooo:paragraph-rsid="00df0aba" style:font-weight-asian="normal" style:font-weight-complex="normal"/>
    </style:style>
    <style:style style:name="P51" style:family="paragraph" style:parent-style-name="AsenParagraphStyle">
      <style:text-properties officeooo:rsid="0080b09b" officeooo:paragraph-rsid="0081a4ca"/>
    </style:style>
    <style:style style:name="P52"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3"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4"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5"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6"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8"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9"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60"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61" style:family="paragraph" style:parent-style-name="AsenParagraphStyle">
      <style:text-properties officeooo:rsid="008ab668" officeooo:paragraph-rsid="008ab668"/>
    </style:style>
    <style:style style:name="P62" style:family="paragraph" style:parent-style-name="AsenParagraphStyle">
      <style:text-properties officeooo:rsid="009244ba" officeooo:paragraph-rsid="0093310a"/>
    </style:style>
    <style:style style:name="P63" style:family="paragraph" style:parent-style-name="AsenParagraphStyle">
      <style:text-properties officeooo:rsid="009c5384" officeooo:paragraph-rsid="009c5384"/>
    </style:style>
    <style:style style:name="P64" style:family="paragraph" style:parent-style-name="AsenParagraphStyle">
      <style:text-properties officeooo:rsid="009c5384" officeooo:paragraph-rsid="00a8f356"/>
    </style:style>
    <style:style style:name="P65" style:family="paragraph" style:parent-style-name="AsenParagraphStyle">
      <style:text-properties officeooo:rsid="00990171" officeooo:paragraph-rsid="00990171"/>
    </style:style>
    <style:style style:name="P66"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7"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68" style:family="paragraph" style:parent-style-name="AsenParagraphStyle">
      <style:text-properties officeooo:rsid="00a5adab" officeooo:paragraph-rsid="00a8f356"/>
    </style:style>
    <style:style style:name="P69" style:family="paragraph" style:parent-style-name="AsenParagraphStyle">
      <style:text-properties officeooo:rsid="00a8f356" officeooo:paragraph-rsid="00a8f356"/>
    </style:style>
    <style:style style:name="P70" style:family="paragraph" style:parent-style-name="AsenParagraphStyle">
      <style:text-properties fo:font-weight="bold" officeooo:rsid="00ad4c19" officeooo:paragraph-rsid="00ad4c19" style:font-weight-asian="bold" style:font-weight-complex="bold"/>
    </style:style>
    <style:style style:name="P71" style:family="paragraph" style:parent-style-name="AsenParagraphStyle">
      <style:text-properties fo:font-weight="bold" officeooo:rsid="00ad7bcb" officeooo:paragraph-rsid="00ad7bcb" style:font-weight-asian="bold" style:font-weight-complex="bold"/>
    </style:style>
    <style:style style:name="P72" style:family="paragraph" style:parent-style-name="AsenParagraphStyle">
      <style:text-properties fo:font-weight="bold" officeooo:rsid="00b2d392" officeooo:paragraph-rsid="00b2d392" style:font-weight-asian="bold" style:font-weight-complex="bold"/>
    </style:style>
    <style:style style:name="P73" style:family="paragraph" style:parent-style-name="AsenParagraphStyle">
      <style:text-properties fo:font-weight="bold" officeooo:rsid="00d12672" officeooo:paragraph-rsid="00d12672" style:font-weight-asian="bold" style:font-weight-complex="bold"/>
    </style:style>
    <style:style style:name="P74" style:family="paragraph" style:parent-style-name="AsenParagraphStyle">
      <style:text-properties fo:font-weight="bold" officeooo:rsid="00d213fe" officeooo:paragraph-rsid="00d213fe" style:font-weight-asian="bold" style:font-weight-complex="bold"/>
    </style:style>
    <style:style style:name="P75" style:family="paragraph" style:parent-style-name="AsenParagraphStyle">
      <style:text-properties fo:font-weight="bold" officeooo:rsid="00d24035" officeooo:paragraph-rsid="00d24035" style:font-weight-asian="bold" style:font-weight-complex="bold"/>
    </style:style>
    <style:style style:name="P76" style:family="paragraph" style:parent-style-name="AsenParagraphStyle">
      <style:text-properties fo:font-weight="bold" officeooo:rsid="00d35ee6" officeooo:paragraph-rsid="00d35ee6" style:font-weight-asian="bold" style:font-weight-complex="bold"/>
    </style:style>
    <style:style style:name="P77" style:family="paragraph" style:parent-style-name="AsenParagraphStyle">
      <style:text-properties fo:font-weight="bold" officeooo:rsid="00d3bee3" officeooo:paragraph-rsid="00d3bee3" style:font-weight-asian="bold" style:font-weight-complex="bold"/>
    </style:style>
    <style:style style:name="P78" style:family="paragraph" style:parent-style-name="AsenParagraphStyle">
      <style:text-properties fo:font-weight="bold" officeooo:rsid="00d3bee3" officeooo:paragraph-rsid="00d7ebe0" style:font-weight-asian="bold" style:font-weight-complex="bold"/>
    </style:style>
    <style:style style:name="P79" style:family="paragraph" style:parent-style-name="AsenParagraphStyle">
      <style:text-properties officeooo:rsid="00b70859" officeooo:paragraph-rsid="00b70859"/>
    </style:style>
    <style:style style:name="P80" style:family="paragraph" style:parent-style-name="AsenParagraphStyle">
      <style:text-properties officeooo:rsid="00bc0da0" officeooo:paragraph-rsid="00bc0da0"/>
    </style:style>
    <style:style style:name="P81" style:family="paragraph" style:parent-style-name="AsenParagraphStyle">
      <style:text-properties officeooo:rsid="00bccf25" officeooo:paragraph-rsid="00bccf25"/>
    </style:style>
    <style:style style:name="P82" style:family="paragraph" style:parent-style-name="AsenParagraphStyle">
      <style:text-properties officeooo:rsid="00bef3a8" officeooo:paragraph-rsid="00bef3a8"/>
    </style:style>
    <style:style style:name="P83" style:family="paragraph" style:parent-style-name="AsenParagraphStyle">
      <style:text-properties officeooo:rsid="00c110f3" officeooo:paragraph-rsid="00c110f3"/>
    </style:style>
    <style:style style:name="P84" style:family="paragraph" style:parent-style-name="AsenParagraphStyle">
      <style:text-properties officeooo:rsid="00cfb9f3" officeooo:paragraph-rsid="00cfb9f3"/>
    </style:style>
    <style:style style:name="P85" style:family="paragraph" style:parent-style-name="AsenParagraphStyle">
      <style:text-properties officeooo:rsid="00d3bee3" officeooo:paragraph-rsid="00d3bee3"/>
    </style:style>
    <style:style style:name="P86" style:family="paragraph" style:parent-style-name="AsenParagraphStyle">
      <style:text-properties officeooo:paragraph-rsid="00d8ef69"/>
    </style:style>
    <style:style style:name="P87" style:family="paragraph" style:parent-style-name="AsenParagraphStyle">
      <style:text-properties officeooo:paragraph-rsid="00de0c1f"/>
    </style:style>
    <style:style style:name="P88" style:family="paragraph" style:parent-style-name="AsenParagraphStyle" style:master-page-name="">
      <style:paragraph-properties style:page-number="auto"/>
      <style:text-properties officeooo:rsid="00429e6d" officeooo:paragraph-rsid="00429e6d"/>
    </style:style>
    <style:style style:name="P89"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90"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91"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92"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93" style:family="paragraph" style:parent-style-name="AsenContents1">
      <style:paragraph-properties>
        <style:tab-stops>
          <style:tab-stop style:position="5.7201in" style:type="right" style:leader-style="dotted" style:leader-text="."/>
        </style:tab-stops>
      </style:paragraph-properties>
    </style:style>
    <style:style style:name="P94" style:family="paragraph" style:parent-style-name="AsenContents2">
      <style:paragraph-properties>
        <style:tab-stops>
          <style:tab-stop style:position="5.5701in" style:type="right" style:leader-style="dotted" style:leader-text="."/>
        </style:tab-stops>
      </style:paragraph-properties>
    </style:style>
    <style:style style:name="P95" style:family="paragraph" style:parent-style-name="AsenParagraphStyle" style:list-style-name="L1">
      <style:text-properties officeooo:rsid="00b70859" officeooo:paragraph-rsid="00b70859"/>
    </style:style>
    <style:style style:name="P96" style:family="paragraph" style:parent-style-name="AsenParagraphStyle" style:list-style-name="L2">
      <style:text-properties officeooo:rsid="00b70859" officeooo:paragraph-rsid="00b70859"/>
    </style:style>
    <style:style style:name="P97" style:family="paragraph" style:parent-style-name="AsenParagraphStyle" style:list-style-name="L3">
      <style:text-properties officeooo:rsid="00b70859" officeooo:paragraph-rsid="00b70859"/>
    </style:style>
    <style:style style:name="P98" style:family="paragraph" style:parent-style-name="AsenParagraphStyle" style:list-style-name="L3">
      <style:text-properties officeooo:rsid="00b70859" officeooo:paragraph-rsid="00b8ca19"/>
    </style:style>
    <style:style style:name="P99" style:family="paragraph" style:parent-style-name="AsenParagraphStyle" style:list-style-name="L3">
      <style:text-properties officeooo:rsid="00b8ca19" officeooo:paragraph-rsid="00b8ca19"/>
    </style:style>
    <style:style style:name="P100" style:family="paragraph" style:parent-style-name="AsenParagraphStyle" style:list-style-name="L4">
      <style:text-properties officeooo:paragraph-rsid="00c14f12"/>
    </style:style>
    <style:style style:name="P101" style:family="paragraph" style:parent-style-name="AsenParagraphStyle" style:list-style-name="L4">
      <style:text-properties fo:font-weight="bold" officeooo:rsid="00c1a45e" officeooo:paragraph-rsid="00c1a45e" style:font-weight-asian="bold" style:font-weight-complex="bold"/>
    </style:style>
    <style:style style:name="P102" style:family="paragraph" style:parent-style-name="AsenParagraphStyle" style:list-style-name="L4">
      <style:text-properties fo:font-weight="bold" officeooo:rsid="00c41775" officeooo:paragraph-rsid="00c41775" style:font-weight-asian="bold" style:font-weight-complex="bold"/>
    </style:style>
    <style:style style:name="P103" style:family="paragraph" style:parent-style-name="AsenParagraphStyle" style:list-style-name="L4">
      <style:text-properties fo:font-weight="bold" officeooo:rsid="00c578a5" officeooo:paragraph-rsid="00c578a5" style:font-weight-asian="bold" style:font-weight-complex="bold"/>
    </style:style>
    <style:style style:name="P104" style:family="paragraph" style:parent-style-name="AsenParagraphStyle" style:list-style-name="L4">
      <style:text-properties fo:font-weight="bold" officeooo:rsid="00cdfc25" officeooo:paragraph-rsid="00cdfc25" style:font-weight-asian="bold" style:font-weight-complex="bold"/>
    </style:style>
    <style:style style:name="P105" style:family="paragraph" style:parent-style-name="AsenParagraphStyle">
      <style:text-properties fo:font-weight="bold" officeooo:rsid="00d3bee3" officeooo:paragraph-rsid="00d3bee3" style:font-weight-asian="bold" style:font-weight-complex="bold"/>
    </style:style>
    <style:style style:name="P106" style:family="paragraph" style:parent-style-name="AsenParagraphStyle" style:list-style-name="L5">
      <style:text-properties officeooo:rsid="0074e8d1" officeooo:paragraph-rsid="0074e8d1"/>
    </style:style>
    <style:style style:name="P107" style:family="paragraph" style:parent-style-name="AsenParagraphStyle" style:list-style-name="L6"/>
    <style:style style:name="P108" style:family="paragraph" style:parent-style-name="AsenParagraphStyle" style:list-style-name="L7">
      <style:text-properties officeooo:paragraph-rsid="00646033"/>
    </style:style>
    <style:style style:name="P109" style:family="paragraph" style:parent-style-name="AsenParagraphStyle" style:list-style-name="L8">
      <style:text-properties officeooo:paragraph-rsid="0065135c"/>
    </style:style>
    <style:style style:name="P110" style:family="paragraph" style:parent-style-name="AsenParagraphStyle">
      <style:text-properties fo:font-weight="normal" officeooo:rsid="00e0eaa7" officeooo:paragraph-rsid="00e0eaa7" style:font-weight-asian="normal" style:font-weight-complex="normal"/>
    </style:style>
    <style:style style:name="P111" style:family="paragraph" style:parent-style-name="AsenParagraphStyle">
      <style:text-properties fo:font-weight="normal" officeooo:rsid="00e2ccd3" officeooo:paragraph-rsid="00e2ccd3" style:font-weight-asian="normal" style:font-weight-complex="normal"/>
    </style:style>
    <style:style style:name="P112" style:family="paragraph" style:parent-style-name="AsenParagraphStyle">
      <style:text-properties fo:font-weight="normal" officeooo:rsid="00e4b445" officeooo:paragraph-rsid="00e4b445" style:font-weight-asian="normal" style:font-weight-complex="normal"/>
    </style:style>
    <style:style style:name="P113"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fo:font-weight="bold" officeooo:rsid="00c14f12" style:font-weight-asian="bold" style:font-weight-complex="bold"/>
    </style:style>
    <style:style style:name="T9" style:family="text">
      <style:text-properties officeooo:rsid="0066dacc"/>
    </style:style>
    <style:style style:name="T10" style:family="text">
      <style:text-properties officeooo:rsid="0071442f"/>
    </style:style>
    <style:style style:name="T11" style:family="text">
      <style:text-properties officeooo:rsid="0074e8d1"/>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5c"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76b598" style:font-style-asian="normal" style:font-weight-asian="normal" style:font-style-complex="normal" style:font-weight-complex="normal"/>
    </style:style>
    <style:style style:name="T18" style:family="text">
      <style:text-properties fo:font-style="normal" fo:font-weight="normal" officeooo:rsid="00786e4d" style:font-style-asian="normal" style:font-weight-asian="normal" style:font-style-complex="normal" style:font-weight-complex="normal"/>
    </style:style>
    <style:style style:name="T19" style:family="text">
      <style:text-properties fo:font-style="normal" fo:font-weight="normal" officeooo:rsid="0082fb9a" style:font-style-asian="normal" style:font-weight-asian="normal" style:font-style-complex="normal" style:font-weight-complex="normal"/>
    </style:style>
    <style:style style:name="T20" style:family="text">
      <style:text-properties fo:font-style="normal" fo:font-weight="normal" officeooo:rsid="0084d34c" style:font-style-asian="normal" style:font-weight-asian="normal" style:font-style-complex="normal" style:font-weight-complex="normal"/>
    </style:style>
    <style:style style:name="T21" style:family="text">
      <style:text-properties fo:font-style="normal" fo:font-weight="normal" officeooo:rsid="008952c9" style:font-style-asian="normal" style:font-weight-asian="normal" style:font-style-complex="normal" style:font-weight-complex="normal"/>
    </style:style>
    <style:style style:name="T22" style:family="text">
      <style:text-properties fo:font-style="normal" fo:font-weight="normal" officeooo:rsid="008bef08" style:font-style-asian="normal" style:font-weight-asian="normal" style:font-style-complex="normal" style:font-weight-complex="normal"/>
    </style:style>
    <style:style style:name="T23" style:family="text">
      <style:text-properties fo:font-style="normal" fo:font-weight="normal" officeooo:rsid="008c34a5" style:font-style-asian="normal" style:font-weight-asian="normal" style:font-style-complex="normal" style:font-weight-complex="normal"/>
    </style:style>
    <style:style style:name="T24" style:family="text">
      <style:text-properties fo:font-style="normal" fo:font-weight="normal" officeooo:rsid="00914076" style:font-style-asian="normal" style:font-weight-asian="normal" style:font-style-complex="normal" style:font-weight-complex="normal"/>
    </style:style>
    <style:style style:name="T25" style:family="text">
      <style:text-properties fo:font-style="normal" fo:font-weight="normal" officeooo:rsid="008e1c00" style:font-style-asian="normal" style:font-weight-asian="normal" style:font-style-complex="normal" style:font-weight-complex="normal"/>
    </style:style>
    <style:style style:name="T26" style:family="text">
      <style:text-properties fo:font-style="normal" fo:font-weight="normal" officeooo:rsid="0093310a" style:font-style-asian="normal" style:font-weight-asian="normal" style:font-style-complex="normal" style:font-weight-complex="normal"/>
    </style:style>
    <style:style style:name="T27" style:family="text">
      <style:text-properties fo:font-style="normal" fo:font-weight="normal" officeooo:rsid="0094d850" style:font-style-asian="normal" style:font-weight-asian="normal" style:font-style-complex="normal" style:font-weight-complex="normal"/>
    </style:style>
    <style:style style:name="T28" style:family="text">
      <style:text-properties fo:font-style="normal" fo:font-weight="normal" officeooo:rsid="0095feca" style:font-style-asian="normal" style:font-weight-asian="normal" style:font-style-complex="normal" style:font-weight-complex="normal"/>
    </style:style>
    <style:style style:name="T29" style:family="text">
      <style:text-properties fo:font-style="normal" fo:font-weight="normal" officeooo:rsid="00990425" style:font-style-asian="normal" style:font-weight-asian="normal" style:font-style-complex="normal" style:font-weight-complex="normal"/>
    </style:style>
    <style:style style:name="T30" style:family="text">
      <style:text-properties fo:font-style="normal" fo:font-weight="normal" officeooo:rsid="009a07fd" style:font-style-asian="normal" style:font-weight-asian="normal" style:font-style-complex="normal" style:font-weight-complex="normal"/>
    </style:style>
    <style:style style:name="T31" style:family="text">
      <style:text-properties fo:font-style="normal" fo:font-weight="normal" officeooo:rsid="009d6c24" style:font-style-asian="normal" style:font-weight-asian="normal" style:font-style-complex="normal" style:font-weight-complex="normal"/>
    </style:style>
    <style:style style:name="T32" style:family="text">
      <style:text-properties fo:font-style="normal" fo:font-weight="normal" officeooo:rsid="009f28fb" style:font-style-asian="normal" style:font-weight-asian="normal" style:font-style-complex="normal" style:font-weight-complex="normal"/>
    </style:style>
    <style:style style:name="T33" style:family="text">
      <style:text-properties fo:font-style="normal" fo:font-weight="normal" officeooo:rsid="00a103d9" style:font-style-asian="normal" style:font-weight-asian="normal" style:font-style-complex="normal" style:font-weight-complex="normal"/>
    </style:style>
    <style:style style:name="T34" style:family="text">
      <style:text-properties fo:font-style="normal" fo:font-weight="normal" officeooo:rsid="00a14c63" style:font-style-asian="normal" style:font-weight-asian="normal" style:font-style-complex="normal" style:font-weight-complex="normal"/>
    </style:style>
    <style:style style:name="T35" style:family="text">
      <style:text-properties fo:font-style="normal" fo:font-weight="normal" officeooo:rsid="00a2686b"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82fb9a" style:font-style-asian="normal" style:font-style-complex="normal"/>
    </style:style>
    <style:style style:name="T39" style:family="text">
      <style:text-properties fo:font-style="normal" officeooo:rsid="0084d34c" style:font-style-asian="normal" style:font-style-complex="normal"/>
    </style:style>
    <style:style style:name="T40" style:family="text">
      <style:text-properties fo:font-style="normal" officeooo:rsid="008952c9" style:font-style-asian="normal" style:font-style-complex="normal"/>
    </style:style>
    <style:style style:name="T41" style:family="text">
      <style:text-properties fo:font-style="normal" officeooo:rsid="007fc7be" style:font-style-asian="normal" style:font-style-complex="normal"/>
    </style:style>
    <style:style style:name="T42" style:family="text">
      <style:text-properties fo:font-style="normal" officeooo:rsid="008c6e9a" style:font-style-asian="normal" style:font-style-complex="normal"/>
    </style:style>
    <style:style style:name="T43" style:family="text">
      <style:text-properties fo:font-style="normal" officeooo:rsid="008e1c00" style:font-style-asian="normal" style:font-style-complex="normal"/>
    </style:style>
    <style:style style:name="T44" style:family="text">
      <style:text-properties fo:font-style="normal" officeooo:rsid="008e2e43" style:font-style-asian="normal" style:font-style-complex="normal"/>
    </style:style>
    <style:style style:name="T45" style:family="text">
      <style:text-properties fo:font-style="normal" officeooo:rsid="00990425" style:font-style-asian="normal" style:font-style-complex="normal"/>
    </style:style>
    <style:style style:name="T46" style:family="text">
      <style:text-properties fo:font-style="normal" officeooo:rsid="0099db39" style:font-style-asian="normal" style:font-style-complex="normal"/>
    </style:style>
    <style:style style:name="T47" style:family="text">
      <style:text-properties fo:font-style="normal" officeooo:rsid="00a41cc7" style:font-style-asian="normal" style:font-style-complex="normal"/>
    </style:style>
    <style:style style:name="T48" style:family="text">
      <style:text-properties fo:font-style="normal" officeooo:rsid="00a8f356" style:font-style-asian="normal" style:font-style-complex="normal"/>
    </style:style>
    <style:style style:name="T49" style:family="text">
      <style:text-properties fo:font-style="normal" officeooo:rsid="00aad103" style:font-style-asian="normal" style:font-style-complex="normal"/>
    </style:style>
    <style:style style:name="T50" style:family="text">
      <style:text-properties fo:font-style="normal" officeooo:rsid="00acb7ae" style:font-style-asian="normal" style:font-style-complex="normal"/>
    </style:style>
    <style:style style:name="T51" style:family="text">
      <style:text-properties fo:font-style="normal" officeooo:rsid="00ad7bcb" style:font-style-asian="normal" style:font-style-complex="normal"/>
    </style:style>
    <style:style style:name="T52" style:family="text">
      <style:text-properties officeooo:rsid="0076b598"/>
    </style:style>
    <style:style style:name="T53" style:family="text">
      <style:text-properties officeooo:rsid="007872b1"/>
    </style:style>
    <style:style style:name="T54" style:family="text">
      <style:text-properties officeooo:rsid="0081a4ca"/>
    </style:style>
    <style:style style:name="T55" style:family="text">
      <style:text-properties officeooo:rsid="008ab668"/>
    </style:style>
    <style:style style:name="T56" style:family="text">
      <style:text-properties fo:font-weight="normal" style:font-weight-asian="normal" style:font-weight-complex="normal"/>
    </style:style>
    <style:style style:name="T57" style:family="text">
      <style:text-properties fo:font-weight="normal" officeooo:rsid="008bef08" style:font-weight-asian="normal" style:font-weight-complex="normal"/>
    </style:style>
    <style:style style:name="T58" style:family="text">
      <style:text-properties fo:font-weight="normal" officeooo:rsid="0082fb9a" style:font-weight-asian="normal" style:font-weight-complex="normal"/>
    </style:style>
    <style:style style:name="T59" style:family="text">
      <style:text-properties fo:font-weight="normal" officeooo:rsid="0093310a" style:font-weight-asian="normal" style:font-weight-complex="normal"/>
    </style:style>
    <style:style style:name="T60" style:family="text">
      <style:text-properties fo:font-weight="normal" officeooo:rsid="0095feca" style:font-weight-asian="normal" style:font-weight-complex="normal"/>
    </style:style>
    <style:style style:name="T61" style:family="text">
      <style:text-properties fo:font-weight="normal" officeooo:rsid="00990425" style:font-weight-asian="normal" style:font-weight-complex="normal"/>
    </style:style>
    <style:style style:name="T62" style:family="text">
      <style:text-properties fo:font-weight="normal" officeooo:rsid="009a07fd" style:font-weight-asian="normal" style:font-weight-complex="normal"/>
    </style:style>
    <style:style style:name="T63" style:family="text">
      <style:text-properties fo:font-weight="normal" officeooo:rsid="009d6c24" style:font-weight-asian="normal" style:font-weight-complex="normal"/>
    </style:style>
    <style:style style:name="T64" style:family="text">
      <style:text-properties fo:font-weight="normal" officeooo:rsid="00a2686b" style:font-weight-asian="normal" style:font-weight-complex="normal"/>
    </style:style>
    <style:style style:name="T65" style:family="text">
      <style:text-properties fo:font-weight="normal" officeooo:rsid="00c3508a" style:font-weight-asian="normal" style:font-weight-complex="normal"/>
    </style:style>
    <style:style style:name="T66" style:family="text">
      <style:text-properties fo:font-weight="normal" officeooo:rsid="00c578a5" style:font-weight-asian="normal" style:font-weight-complex="normal"/>
    </style:style>
    <style:style style:name="T67" style:family="text">
      <style:text-properties fo:font-weight="normal" officeooo:rsid="00d213fe" style:font-weight-asian="normal" style:font-weight-complex="normal"/>
    </style:style>
    <style:style style:name="T68" style:family="text">
      <style:text-properties fo:font-weight="normal" officeooo:rsid="00d8ef69" style:font-weight-asian="normal" style:font-weight-complex="normal"/>
    </style:style>
    <style:style style:name="T69" style:family="text">
      <style:text-properties fo:font-weight="normal" officeooo:rsid="00de0c1f" style:font-weight-asian="normal" style:font-weight-complex="normal"/>
    </style:style>
    <style:style style:name="T70" style:family="text">
      <style:text-properties officeooo:rsid="008bef08"/>
    </style:style>
    <style:style style:name="T71" style:family="text">
      <style:text-properties officeooo:rsid="0080b09b"/>
    </style:style>
    <style:style style:name="T72" style:family="text">
      <style:text-properties officeooo:rsid="008c6e9a"/>
    </style:style>
    <style:style style:name="T73" style:family="text">
      <style:text-properties officeooo:rsid="008e1c00"/>
    </style:style>
    <style:style style:name="T74" style:family="text">
      <style:text-properties officeooo:rsid="0093310a"/>
    </style:style>
    <style:style style:name="T75" style:family="text">
      <style:text-properties officeooo:rsid="00990171"/>
    </style:style>
    <style:style style:name="T76" style:family="text">
      <style:text-properties officeooo:rsid="008e2e43"/>
    </style:style>
    <style:style style:name="T77" style:family="text">
      <style:text-properties officeooo:rsid="00a8f356"/>
    </style:style>
    <style:style style:name="T78" style:family="text">
      <style:text-properties officeooo:rsid="00acb7ae"/>
    </style:style>
    <style:style style:name="T79" style:family="text">
      <style:text-properties officeooo:rsid="00b738d1"/>
    </style:style>
    <style:style style:name="T80" style:family="text">
      <style:text-properties officeooo:rsid="00b8ca19"/>
    </style:style>
    <style:style style:name="T81" style:family="text">
      <style:text-properties officeooo:rsid="00ba9ba0"/>
    </style:style>
    <style:style style:name="T82" style:family="text">
      <style:text-properties officeooo:rsid="00bc0da0"/>
    </style:style>
    <style:style style:name="T83" style:family="text">
      <style:text-properties officeooo:rsid="00bccf25"/>
    </style:style>
    <style:style style:name="T84" style:family="text">
      <style:text-properties officeooo:rsid="00bef3a8"/>
    </style:style>
    <style:style style:name="T85" style:family="text">
      <style:text-properties officeooo:rsid="00c0234e"/>
    </style:style>
    <style:style style:name="T86" style:family="text">
      <style:text-properties officeooo:rsid="00c14f12"/>
    </style:style>
    <style:style style:name="T87" style:family="text">
      <style:text-properties officeooo:rsid="00d12672"/>
    </style:style>
    <style:style style:name="T88" style:family="text">
      <style:text-properties officeooo:rsid="00d24035"/>
    </style:style>
    <style:style style:name="T89" style:family="text">
      <style:text-properties officeooo:rsid="00d35ee6"/>
    </style:style>
    <style:style style:name="T90" style:family="text">
      <style:text-properties officeooo:rsid="00d3fd1a"/>
    </style:style>
    <style:style style:name="T91" style:family="text">
      <style:text-properties officeooo:rsid="00d5f09f"/>
    </style:style>
    <style:style style:name="T92" style:family="text">
      <style:text-properties officeooo:rsid="00d8ef69"/>
    </style:style>
    <style:style style:name="T93" style:family="text">
      <style:text-properties style:text-underline-style="none" officeooo:rsid="00dbb856"/>
    </style:style>
    <style:style style:name="T94" style:family="text">
      <style:text-properties style:text-underline-style="none" fo:font-weight="normal" officeooo:rsid="00da7a63" style:font-weight-asian="normal" style:font-weight-complex="normal"/>
    </style:style>
    <style:style style:name="T95" style:family="text">
      <style:text-properties style:text-underline-style="none" fo:font-weight="normal" officeooo:rsid="00dbb856" style:font-weight-asian="normal" style:font-weight-complex="normal"/>
    </style:style>
    <style:style style:name="T96" style:family="text">
      <style:text-properties style:text-underline-style="none" fo:font-weight="normal" officeooo:rsid="00dc287f" style:font-weight-asian="normal" style:font-weight-complex="normal"/>
    </style:style>
    <style:style style:name="T97" style:family="text">
      <style:text-properties officeooo:rsid="00de0c1f"/>
    </style:style>
    <style:style style:name="T98" style:family="text">
      <style:text-properties officeooo:rsid="00e2ccd3"/>
    </style:style>
    <style:style style:name="fr1" style:family="graphic" style:parent-style-name="OLE">
      <style:graphic-properties fo:margin-left="0in" fo:margin-right="0in" style:vertical-pos="top" style:vertical-rel="baseline" fo:padding="0.0008in" fo:border="none" draw:ole-draw-aspect="1" draw:visible-area-width="2.1902in" draw:visible-area-height="2.7in"/>
    </style:style>
    <style:style style:name="fr2" style:family="graphic" style:parent-style-name="OLE">
      <style:graphic-properties fo:margin-left="0in" fo:margin-right="0in" style:vertical-pos="top" style:vertical-rel="baseline" fo:padding="0.0008in" fo:border="none" draw:ole-draw-aspect="1" draw:visible-area-width="0.8283in" draw:visible-area-height="0.744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93"><text:a xlink:type="simple" xlink:href="#__RefHeading__3668_1271752083" text:style-name="Index_20_Link" text:visited-style-name="Index_20_Link">Глава 1. Увод<text:tab/>4</text:a></text:p>
          <text:p text:style-name="P94"><text:a xlink:type="simple" xlink:href="#__RefHeading__3670_1271752083" text:style-name="Index_20_Link" text:visited-style-name="Index_20_Link">1.1. Актуалност на проблема и мотивация<text:tab/>4</text:a></text:p>
          <text:p text:style-name="P94"><text:a xlink:type="simple" xlink:href="#__RefHeading__3782_1271752083" text:style-name="Index_20_Link" text:visited-style-name="Index_20_Link">1.2. Цел и задачи на дипломната работа<text:tab/>5</text:a></text:p>
          <text:p text:style-name="P94"><text:a xlink:type="simple" xlink:href="#__RefHeading__3784_1271752083" text:style-name="Index_20_Link" text:visited-style-name="Index_20_Link">1.3. Очаквани ползи от реализацията<text:tab/>6</text:a></text:p>
          <text:p text:style-name="P94"><text:a xlink:type="simple" xlink:href="#__RefHeading__3676_1271752083" text:style-name="Index_20_Link" text:visited-style-name="Index_20_Link">1.4. Структура на дипломната работа<text:tab/>7</text:a></text:p>
          <text:p text:style-name="P93"><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9</text:a></text:p>
          <text:p text:style-name="P94"><text:a xlink:type="simple" xlink:href="#__RefHeading__3680_1271752083" text:style-name="Index_20_Link" text:visited-style-name="Index_20_Link">2.1. Основни дефиниции<text:tab/>9</text:a></text:p>
          <text:p text:style-name="P94"><text:a xlink:type="simple" xlink:href="#__RefHeading__3682_1271752083" text:style-name="Index_20_Link" text:visited-style-name="Index_20_Link">2.2. Подходи, методи (евентуално модели и стандарти) за решаване на проблемите<text:tab/>9</text:a></text:p>
          <text:p text:style-name="P94"><text:a xlink:type="simple" xlink:href="#__RefHeading__3684_1271752083" text:style-name="Index_20_Link" text:visited-style-name="Index_20_Link">2.3. Съществуващи решения (практически реализации)<text:tab/>9</text:a></text:p>
          <text:p text:style-name="P94"><text:a xlink:type="simple" xlink:href="#__RefHeading__3686_1271752083" text:style-name="Index_20_Link" text:visited-style-name="Index_20_Link">2.4. Избор на критерии за сравнение и сравнителен анализ на решения/методи/стандарти/...<text:tab/>9</text:a></text:p>
          <text:p text:style-name="P94"><text:a xlink:type="simple" xlink:href="#__RefHeading__3732_1271752083" text:style-name="Index_20_Link" text:visited-style-name="Index_20_Link">2.5. Изводи<text:tab/>9</text:a></text:p>
          <text:p text:style-name="P93"><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9</text:a></text:p>
          <text:p text:style-name="P94"><text:a xlink:type="simple" xlink:href="#__RefHeading__3692_1271752083" text:style-name="Index_20_Link" text:visited-style-name="Index_20_Link">3.1. Изисквания към средствата (технологии, платформи и методологии)<text:tab/>9</text:a></text:p>
          <text:p text:style-name="P94"><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9</text:a></text:p>
          <text:p text:style-name="P94"><text:a xlink:type="simple" xlink:href="#__RefHeading__3696_1271752083" text:style-name="Index_20_Link" text:visited-style-name="Index_20_Link">3.3. Избор на средствата (технологии, платформи и методологии)<text:tab/>13</text:a></text:p>
          <text:p text:style-name="P94"><text:a xlink:type="simple" xlink:href="#__RefHeading__3698_1271752083" text:style-name="Index_20_Link" text:visited-style-name="Index_20_Link">3.4. Изводи<text:tab/>13</text:a></text:p>
          <text:p text:style-name="P93"><text:a xlink:type="simple" xlink:href="#__RefHeading__3700_1271752083" text:style-name="Index_20_Link" text:visited-style-name="Index_20_Link">Глава 4. Анализ (10-15стр.)<text:tab/>13</text:a></text:p>
          <text:p text:style-name="P94"><text:a xlink:type="simple" xlink:href="#__RefHeading__3702_1271752083" text:style-name="Index_20_Link" text:visited-style-name="Index_20_Link">4.1. Концептуален модел<text:tab/>13</text:a></text:p>
          <text:p text:style-name="P94"><text:a xlink:type="simple" xlink:href="#__RefHeading__3704_1271752083" text:style-name="Index_20_Link" text:visited-style-name="Index_20_Link">4.2. Потребителски (функционални) изисквания (права, роли, статуси, диаграми, ...)<text:tab/>13</text:a></text:p>
          <text:p text:style-name="P94"><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3</text:a></text:p>
          <text:p text:style-name="P94"><text:a xlink:type="simple" xlink:href="#__RefHeading__3708_1271752083" text:style-name="Index_20_Link" text:visited-style-name="Index_20_Link">4.4. Работни (бизнес) процеси<text:tab/>13</text:a></text:p>
          <text:p text:style-name="P94"><text:a xlink:type="simple" xlink:href="#__RefHeading__3710_1271752083" text:style-name="Index_20_Link" text:visited-style-name="Index_20_Link">4.5. Изводи<text:tab/>13</text:a></text:p>
          <text:p text:style-name="P93"><text:a xlink:type="simple" xlink:href="#__RefHeading__3736_1271752083" text:style-name="Index_20_Link" text:visited-style-name="Index_20_Link">Глава 5. Проектиране (10-15стр.)<text:tab/>13</text:a></text:p>
          <text:p text:style-name="P94"><text:a xlink:type="simple" xlink:href="#__RefHeading__3738_1271752083" text:style-name="Index_20_Link" text:visited-style-name="Index_20_Link">5.1. Обща архитектура – напр. слоеве, модули, блокове, компоненти...<text:tab/>13</text:a></text:p>
          <text:p text:style-name="P94"><text:a xlink:type="simple" xlink:href="#__RefHeading__3740_1271752083" text:style-name="Index_20_Link" text:visited-style-name="Index_20_Link">5.2. Модел на данните (напр. база данни, файлова структура, ...)<text:tab/>14</text:a></text:p>
          <text:p text:style-name="P94"><text:a xlink:type="simple" xlink:href="#__RefHeading__3742_1271752083" text:style-name="Index_20_Link" text:visited-style-name="Index_20_Link">5.3. Диаграми (на структура и поведение - по слоеве и модули, с извадки от кода)<text:tab/>14</text:a></text:p>
          <text:p text:style-name="P94"><text:a xlink:type="simple" xlink:href="#__RefHeading__3744_1271752083" text:style-name="Index_20_Link" text:visited-style-name="Index_20_Link">5.4. Потребителски интерфейс (опционално)<text:tab/>14</text:a></text:p>
          <text:p text:style-name="P94"><text:a xlink:type="simple" xlink:href="#__RefHeading__3786_1271752083" text:style-name="Index_20_Link" text:visited-style-name="Index_20_Link">5.5. Ресурсни и спомагателни модули (опционално)<text:tab/>14</text:a></text:p>
          <text:p text:style-name="P93"><text:a xlink:type="simple" xlink:href="#__RefHeading__3788_1271752083" text:style-name="Index_20_Link" text:visited-style-name="Index_20_Link">Глава 6. Реализация, тестване/експерименти и (евентуално) внедряване (10-15стр.)<text:tab/>14</text:a></text:p>
          <text:p text:style-name="P94"><text:a xlink:type="simple" xlink:href="#__RefHeading__3790_1271752083" text:style-name="Index_20_Link" text:visited-style-name="Index_20_Link">6.1. Реализация на модулите<text:tab/>14</text:a></text:p>
          <text:p text:style-name="P94"><text:a xlink:type="simple" xlink:href="#__RefHeading__3792_1271752083" text:style-name="Index_20_Link" text:visited-style-name="Index_20_Link">6.2. Системна интеграция (опционално)<text:tab/>14</text:a></text:p>
          <text:p text:style-name="P94"><text:soft-page-break/><text:a xlink:type="simple" xlink:href="#__RefHeading__3794_1271752083" text:style-name="Index_20_Link" text:visited-style-name="Index_20_Link">6.3. Планиране на тестването - тестови сценарии, процедури, ...<text:tab/>14</text:a></text:p>
          <text:p text:style-name="P94"><text:a xlink:type="simple" xlink:href="#__RefHeading__3796_1271752083" text:style-name="Index_20_Link" text:visited-style-name="Index_20_Link">6.4. Модулно и системно тестване<text:tab/>14</text:a></text:p>
          <text:p text:style-name="P94"><text:a xlink:type="simple" xlink:href="#__RefHeading__3798_1271752083" text:style-name="Index_20_Link" text:visited-style-name="Index_20_Link">6.5. Анализ на резултатите от тестването и начин на отразяването им<text:tab/>14</text:a></text:p>
          <text:p text:style-name="P94"><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4</text:a></text:p>
          <text:p text:style-name="P93"><text:a xlink:type="simple" xlink:href="#__RefHeading__3802_1271752083" text:style-name="Index_20_Link" text:visited-style-name="Index_20_Link">Глава 7. Заключение (1-2стр.)<text:tab/>15</text:a></text:p>
          <text:p text:style-name="P94"><text:a xlink:type="simple" xlink:href="#__RefHeading__3804_1271752083" text:style-name="Index_20_Link" text:visited-style-name="Index_20_Link">7.1. Обобщение на изпълнението на началните цели<text:tab/>15</text:a></text:p>
          <text:p text:style-name="P94"><text:a xlink:type="simple" xlink:href="#__RefHeading__3806_1271752083" text:style-name="Index_20_Link" text:visited-style-name="Index_20_Link">7.2. Насоки за бъдещо развитие и усъвършенстване<text:tab/>15</text:a></text:p>
          <text:p text:style-name="P93"><text:a xlink:type="simple" xlink:href="#__RefHeading__3808_1271752083" text:style-name="Index_20_Link" text:visited-style-name="Index_20_Link">Използвана литература<text:tab/>15</text:a></text:p>
          <text:p text:style-name="P93"><text:a xlink:type="simple" xlink:href="#__RefHeading__3810_1271752083" text:style-name="Index_20_Link" text:visited-style-name="Index_20_Link">Приложения (опционално)<text:tab/>16</text:a></text:p>
          <text:p text:style-name="P94"><text:a xlink:type="simple" xlink:href="#__RefHeading__3812_1271752083" text:style-name="Index_20_Link" text:visited-style-name="Index_20_Link">Приложение 1: Терминологичен речник (опционално) (1-2стр.)<text:tab/>16</text:a></text:p>
          <text:p text:style-name="P94"><text:a xlink:type="simple" xlink:href="#__RefHeading__3814_1271752083" text:style-name="Index_20_Link" text:visited-style-name="Index_20_Link">Приложение 2, 3, ....:<text:tab/>16</text:a></text:p>
          <text:p text:style-name="P93"><text:a xlink:type="simple" xlink:href="#__RefHeading__3816_1271752083" text:style-name="Index_20_Link" text:visited-style-name="Index_20_Link">Изисквания за оформяне на дипломната работа:<text:tab/>16</text:a></text:p>
        </text:index-body>
      </text:table-of-content>
      <text:h text:style-name="P113" text:outline-level="1"/>
      <text:p text:style-name="P27"><text:bookmark-start text:name="__RefHeading__3668_1271752083"/>Глава 1. Увод<text:bookmark-end text:name="__RefHeading__3668_1271752083"/></text:p>
      <text:p text:style-name="P79">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1464259965449965935" text:style-name="L1">
        <text:list-item>
          <text:p text:style-name="P95">Четене на HTML, TXT, PDF, DOC файлове, генериране и възпроизвеждане на аудио записи (WAV) от прочетеното.</text:p>
        </text:list-item>
        <text:list-item>
          <text:p text:style-name="P95">Разчитане на PPT, PPTX презентации и визуализирането им в Уеб вариант, с вграден прочит на страниците. </text:p>
        </text:list-item>
        <text:list-item>
          <text:p text:style-name="P95">Добавяне на рейтинг към конкретен прочит.</text:p>
        </text:list-item>
        <text:list-item>
          <text:p text:style-name="P95">Предоставяне на възможност за търсене във файловете, намиращи се в системата.</text:p>
        </text:list-item>
        <text:list-item>
          <text:p text:style-name="P95">Поддръжка на потребителски акаунти – регистрация, вход, изход, споделяне на файлове.</text:p>
        </text:list-item>
        <text:list-item>
          <text:p text:style-name="P95">Всички операции се изпълняват посредством Rest заявки към сървъра.</text:p>
        </text:list-item>
      </text:list>
      <text:p text:style-name="P79">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text:bookmark-end text:name="__RefHeading__3670_1271752083"/></text:p>
      <text:p text:style-name="P79">За момента съществуват няколко подобни продукта, предоставящи четене на pdf, doc, ppt. Основните недостатъци на тези системи са:</text:p>
      <text:list xml:id="list6341905118143227328" text:style-name="L2">
        <text:list-item>
          <text:p text:style-name="P96">Голяма част от тях са платени и изпол<text:span text:style-name="T82">з</text:span>ването им е ограничено, което представлява трудност за крайния потребител</text:p>
        </text:list-item>
        <text:list-item>
          <text:p text:style-name="P96">Всеки продукт поддържа определ<text:span text:style-name="T82">е</text:span>ни файлови формати, което означава че ако искаме да използваме широк набор от фа<text:span text:style-name="T82">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text:span text:style-name="T82">й</text:span>лове. Всичко това представлява затруднение за крайния потребител.</text:p>
        </text:list-item>
      </text:list>
      <text:p text:style-name="P79">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82">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79">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1"><text:bookmark-start text:name="__RefHeading__3782_1271752083"/>1.2. Цел и задачи на дипломната работа<text:bookmark-end text:name="__RefHeading__3782_1271752083"/></text:p>
      <text:p text:style-name="P79">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ър. Така ще се улесни възприемането, а ученето на лекции и материали ще се превърне в приятно занимание.</text:p>
      <text:p text:style-name="P79">За да се създаде описаната система е нужно да се изпълнят следните задачи:</text:p>
      <text:list xml:id="list4194351355551348450" text:style-name="L3">
        <text:list-item>
          <text:p text:style-name="P97">Избор на инструмент <text:span text:style-name="T79">за синтез</text:span> на текст. <text:span text:style-name="T79">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97">Подбор на подходящи инструменти за разработване на проекта. <text:span text:style-name="T79">Езика за програмиране на сървърната част ще е Java (JDK 7), среда за разработка Eclipse и система за контрол на файловете GIT. Подбор на система за компилиране и пакетиране на готовия продукт, операционна система за разработване.</text:span></text:p>
        </text:list-item>
        <text:list-item>
          <text:p text:style-name="P97">Избор на допълнителни продукти, нужни за съхранение на <text:span text:style-name="T80">потребителските </text:span>данни <text:span text:style-name="T80">и сървърните настройки</text:span>, <text:span text:style-name="T80">за разработване на клиентската част, за </text:span>визуализация на <text:span text:style-name="T80">качените и обработени презентации и др.</text:span></text:p>
        </text:list-item>
        <text:list-item>
          <text:p text:style-name="P97">Изграждане на бизнес логиката на продукта, използва<text:span text:style-name="T80">йки</text:span> софтуерни шаблони за програмиране, с цел улесняване поддръжката и <text:soft-page-break/>разширяването на системата.</text:p>
        </text:list-item>
        <text:list-item>
          <text:p text:style-name="P97">Избор и <text:span text:style-name="T80">интегриране</text:span> на инструменти за <text:span text:style-name="T80">извличане</text:span> на текст от <text:span text:style-name="T80">разнородни видове файлове </text:span>HTML, PDF, DOC и PPT. <text:span text:style-name="T80">Възможността за разширяване на поддържаните файлове е предимство.</text:span></text:p>
        </text:list-item>
        <text:list-item>
          <text:p text:style-name="P98"><text:span text:style-name="T80">Разработване</text:span> на Rest API, <text:span text:style-name="T80">през което да се осъществяват </text:span>всички действия с програмата. <text:span text:style-name="T80">Избор на инструмент, който да поддържа JAX-RS стандарта за разработване на RestFull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97">Тестване на системата по време на разработка (Unit Testing). <text:span text:style-name="T80">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97">Автоматизиране инсталирането и конфигурирането на системата и използваните допълнителни продукти. <text:span text:style-name="T80">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97"><text:span text:style-name="T80">Изпълнение на различни видове т</text:span>ест<text:span text:style-name="T80">ове</text:span> на <text:span text:style-name="T80">готовото</text:span> приложение, под различни операционни системи, <text:span text:style-name="T80">с различни по обем и вид файлове, за продължителен период от време и т.н</text:span>.</text:p>
        </text:list-item>
        <text:list-item>
          <text:p text:style-name="P99">Документиране на системата – <text:span text:style-name="T81">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RestFull заявки.</text:span></text:p>
        </text:list-item>
      </text:list>
      <text:p text:style-name="P21"><text:bookmark-start text:name="__RefHeading__3784_1271752083"/>1.3. Очаквани ползи от реализацията<text:bookmark-end text:name="__RefHeading__3784_1271752083"/></text:p>
      <text:p text:style-name="P80">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80">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85">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UltimateSpeaker.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83">е и</text:span> предполага естественото възприемане на информацията от <text:span text:style-name="T83">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text:span><text:soft-page-break/><text:span text:style-name="T83">отделяме по-голяма част от времето си за учене, което ще благоприятства по-качественото ни развитие. Така по-качественото обучението е едно от основните ползи, очаквана след реализирането на продукта.</text:span></text:p>
      <text:p text:style-name="P81">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81">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84">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82">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83">Дипломната работа е разделена на няколко основни части, накратко обяснени по-долу:</text:p>
      <text:list xml:id="list5099814939432897592" text:style-name="L4">
        <text:list-item>
          <text:p text:style-name="P100"><text:span text:style-name="T8">Увод</text:span><text:span text:style-name="T86">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01">Преглед на предметната област –<text:span text:style-name="T56"> разглеждане на основните дефиниции и термини при изграждането на дистрибутирани системи, от тип клиент-</text:span><text:soft-page-break/><text:span text:style-name="T56">сървър, използващи „Text to speech“ технологията. Разглеждане и сравнение на съществуващи решения. Изваждане на изводи от събраната информация.</text:span></text:p>
        </text:list-item>
        <text:list-item>
          <text:p text:style-name="P101">Използвани технологии и платформи – <text:span text:style-name="T56">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01">Анализ –<text:span text:style-name="T56">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01">Проектиране –<text:span text:style-name="T56"> </text:span><text:span text:style-name="T65">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02">Реализация, тестване и внедряване –<text:span text:style-name="T56"> </text:span><text:span text:style-name="T66">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03">Заключение –<text:span text:style-name="T56"> Обобщение на изпълнените задачи и цели. Насоки за бъдещо развитие, разширяване и усъвършенстване на продукта.</text:span></text:p>
        </text:list-item>
        <text:list-item>
          <text:p text:style-name="P104">Използвана литература –<text:span text:style-name="T56"> списък с използваната литература и ресурси през целия процес по създаване на дипломната работа.</text:span></text:p>
        </text:list-item>
      </text:list>
      <text:p text:style-name="P46"/>
      <text:p text:style-name="P27"><text:bookmark-start text:name="__RefHeading__3678_1271752083"/>Глава 2. Преглед на предметната област (да се замени с конкретно заглавие според заданието) (10-15стр.)<text:bookmark-end text:name="__RefHeading__3678_1271752083"/></text:p>
      <text:p text:style-name="P84">UltimateSpeaker е система от типа кли<text:span text:style-name="T87">ент сървър, която може да се причисли към класа „Text to speech (TTS)“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73">Text to speech (TTS) –<text:span text:style-name="T56"> това са клас от приложения за синтезиране на глас, използвани за създаване на прочит на текста от електронен документ. </text:span><text:span text:style-name="T67">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Voice recognition (Speech to text).</text:span></text:p>
      <text:p text:style-name="P74">Speech to text (voice recognition) –<text:span text:style-name="T56">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75">Дистрибутирана система – <text:span text:style-name="T56">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76">Извличане на текст (Content extraction) –<text:span text:style-name="T56">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88">и</text:span> методи за решаване на проблемит<text:span text:style-name="T89">е</text:span><text:bookmark-end text:name="__RefHeading__3682_1271752083"/></text:p>
      <text:p text:style-name="P85">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77">2.2.1 Синтез на глас</text:p>
      <text:p text:style-name="P47">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text:soft-page-break/>решение – използване на готов инструмент, предоставящ желаните 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91">които стават все по-конкурентно способни и използването им набира популярност. Един от най-известните такива е синтезатора на операционната система Windows,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8">След решаването на този проблем, на дневен ред идва следващия – а именно какво точно ще синтезираме.</text:p>
      <text:p text:style-name="P78">2.2.<text:span text:style-name="T92">2</text:span> Извличане на информация</text:p>
      <text:p text:style-name="P86"><text:span text:style-name="T68">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PDF, DOC, XML, TXT, PPT....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94"> Тъй като това е популярна операция, съществуват множество библиотеки, позволяващи извличането на информацията от конкретен фа</text:span><text:span text:style-name="T95">йл. Проблема е, че повечето от тях предоставят извличане на информация само от конкретен тип документи – от </text:span><text:bookmark text:name="apache-pdfbox-a-java-pdf-library"/><text:span text:style-name="T95">PDF. (</text:span><text:span text:style-name="T93">Apache PDFBox, XpdfText</text:span><text:span text:style-name="T95">), от DOC (DocRipper</text:span><text:span text:style-name="T96">), PPT(catppt). Съществуват решения, поддържащи голяма част от популярните типове документи - Apache POI, Apache Tika, textract, IDOL OnDemand text extraction API.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77">2.2.<text:span text:style-name="T92">3</text:span> Достъп на крайния потребител</text:p>
      <text:p text:style-name="P49">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9">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97">повече </text:span>потребители <text:span text:style-name="T97">и такива </text:span>с <text:soft-page-break/>отдалечен достъп до машината.</text:p>
      <text:p text:style-name="P49">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97">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87"><text:span text:style-name="T69">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SOAP (</text:span>Simple Object Access Protocol<text:span text:style-name="T97">) Web Services и RestFull Web Services. Като SOAP е остаряваща технология и все по-често бива пренаписвана с цел използването на RestFull.</text:span></text:p>
      <text:p text:style-name="P77">2.2.4 Натовареност и скалируемост</text:p>
      <text:p text:style-name="P50">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110">Първият от тях е вертикално скалируема система (scale up). <text:span text:style-name="T98">При нея се подобряват възможностите на системата чрез добавяне на повече ресурси на системата – RAM, CPU. Проблема при този тип системи е, че този процес е също краен, тъй като количеството RAM и производителността на процесора на системата са ограничени и не можем да ги увеличаваме до безкрай.</text:span></text:p>
      <text:p text:style-name="P111">Втория начина за увеличаване на производствения потенциал на програмата е разработването и като хоризонтално скалируема система (scale out).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77">2.2.5 Търсене</text:p>
      <text:p text:style-name="P11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Apache Lucene, Apache SOLR Search, Apache Eleastic Search. Основната разлика между тях е годината на създаване и <text:soft-page-break/>аналогично простотата на използването им. Също така има значение дали системата е дистрибутирана или работеща само на един компютър.</text:p>
      <text:p text:style-name="AsenHeading2"><text:bookmark-start text:name="__RefHeading__3684_1271752083"/>2.3. Съществуващи решения (практически реализации - <text:span text:style-name="T90">снимки</text:span>)<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35"><text:span text:style-name="T11">За да се</text:span> изб<text:span text:style-name="T11">ерат</text:span> подходящи <text:span text:style-name="T11">технологии и инструменти</text:span> за реализация на <text:span text:style-name="T11">програмния продукт се вземат в предвид няколко основни фактора:</text:span></text:p>
      <text:list xml:id="list7025136055048451699" text:style-name="L5">
        <text:list-item>
          <text:p text:style-name="P106">Платформено независими</text:p>
        </text:list-item>
        <text:list-item>
          <text:p text:style-name="P106">Безплатни и с отворен кодовата</text:p>
        </text:list-item>
        <text:list-item>
          <text:p text:style-name="P106">Възможност за разширение</text:p>
        </text:list-item>
      </text:list>
      <text:p text:style-name="P36">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36"><text:span text:style-name="T1">3.2.1</text:span> <text:span text:style-name="T1">Избор на синтезатор за глас.</text:span></text:p>
      <text:p text:style-name="P36"><text:span text:style-name="T52">Развитието на </text:span>двете основни технологии <text:span text:style-name="T52">свързани с гласова интерпретация - </text:span><text:span text:style-name="T12">Text-to-speech </text:span><text:span text:style-name="T16">и </text:span><text:span text:style-name="T15">Speech-to-text </text:span><text:span text:style-name="T16">доведе до </text:span><text:span text:style-name="T17">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8098183347813235941" text:style-name="L6">
        <text:list-item>
          <text:p text:style-name="P107"><text:span text:style-name="T1">Синтезатор SpeechLab („Гергана“)</text:span><text:span text:style-name="T1"><text:reference-ref text:reference-format="text" text:ref-name="Синтезатор SpeechLab („Гергана&quot;)">[1]</text:reference-ref></text:span></text:p>
        </text:list-item>
      </text:list>
      <text:p text:style-name="P91">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text:soft-page-break/>например знакът за неравенство (≠), и др. под<text:span text:style-name="T53">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92"><text:span text:style-name="T1">SpeechLab</text:span> се разпространява безплатно, но само за хората със зрителни увреждания в България. <text:span text:style-name="T53">Х</text:span>ората със зрителни увреждания <text:span text:style-name="T53">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92">Инсталирането на <text:span text:style-name="T36">SpeechLab</text:span> е много лесно. Стартира се изпълнимия файл на инсталиращата програма, щрака се няколко пъти на бутона <text:span text:style-name="T13">Next</text:span>, след това на бутона <text:span text:style-name="T13">Install</text:span>, а накрая – на бутона <text:span text:style-name="T13">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660690412127472187" text:style-name="L7">
        <text:list-item>
          <text:p text:style-name="P108"><text:span text:style-name="T2">Синтезатор Innoetics Irina („Ирина“)</text:span><text:span text:style-name="T2"><text:reference-ref text:reference-format="text" text:ref-name="Синтезатор Innoetics Irina („Ирина“)">[2]</text:reference-ref></text:span></text:p>
        </text:list-item>
      </text:list>
      <text:p text:style-name="P91">Гласът „Ирина“ е разработен от гръцката фирма „Innoetics“. Негово основно предимство е естествеността на звученето на гласа. <text:span text:style-name="T53">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030365768092979599" text:style-name="L8">
        <text:list-item>
          <text:p text:style-name="P109"><text:span text:style-name="T3">Синтезатор </text:span><text:span text:style-name="T14">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89">Многоезичният речев синтезатор <text:span text:style-name="T36">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6">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3">Unicode</text:span> кодовата таблица, в сравнение със <text:span text:style-name="T36">SpeechLab</text:span>.</text:p>
      <text:p text:style-name="P90">Сдобиването с <text:span text:style-name="T36">eSpeak</text:span> става чрез изтегляне на инсталационния му пакет от официалния му <text:span text:style-name="T53">уеб сайт</text:span>: <text:a xlink:type="simple" xlink:href="http://espeak.sourceforge.net/" text:style-name="Internet_20_link" text:visited-style-name="Visited_20_Internet_20_Link">http://espeak.sourceforge.net</text:a>, от раздела „<text:span text:style-name="T13">Download</text:span>“.</text:p>
      <text:p text:style-name="P38">Наличието на Български език в <text:span text:style-name="T36">eSpeak</text:span><text:span text:style-name="T36"><text:reference-ref text:reference-format="text" text:ref-name="ESpeak: Speech Synthesizer">[4]</text:reference-ref></text:span><text:span text:style-name="T16"> и възможността за използването му без заплащане на лиценз наклони везните в негова посока. </text:span><text:span text:style-name="T18">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text:soft-page-break/>удобен на нас. Но този подход не е лесно разширим и добавянето на всеки нов файлов формат ще изисква значително време и усилие. </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52">Apache POI<text:reference-ref text:reference-format="text" text:ref-name="Apache POI - Microsoft content extraction">[6]</text:reference-ref><text:span text:style-name="T16"> е инструмент позволяващ манипулация на широк спектър от файлови формати, основно използвани в </text:span><text:span text:style-name="T56">Windows </text:span><text:span text:style-name="T16">операционните системи. Хубавата част е че е разработен специално за </text:span><text:span text:style-name="T56">Java</text:span><text:span text:style-name="T16">, което улеснява използването му в конкретната система. </text:span><text:span text:style-name="T22">Също така </text:span><text:span text:style-name="T70">Apache POI </text:span><text:span text:style-name="T22">е специално пригоден за работа с файлове от офис пакета на </text:span><text:span text:style-name="T57">Microsoft </text:span><text:span text:style-name="T22">(</text:span><text:span text:style-name="T57">Excel files, Word files, PowePoint files, Publisher files </text:span><text:span text:style-name="T22">и други). Но след преглед на документацията, установих че самите разработчици препоръчват използването на </text:span><text:span text:style-name="T71">Apache Tika</text:span><text:span text:style-name="T16">, </text:span><text:span text:style-name="T22">за професионално извличане на информация, тъй като тя предлага и много други полезни функции, надхвърлящи многократно тези на </text:span>Apache POI<text:span text:style-name="T16">.</text:span></text:p>
      <text:p text:style-name="P53">Apache Tika<text:reference-ref text:reference-format="text" text:ref-name="Apache Tika - a content analysis toolkit">[5]</text:reference-ref><text:span text:style-name="T16"> </text:span><text:span text:style-name="T19">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58">PDF</text:span><text:span text:style-name="T38"> </text:span><text:span text:style-name="T19">и</text:span><text:span text:style-name="T38"> </text:span><text:span text:style-name="T58">PPT</text:span><text:span text:style-name="T19">. </text:span><text:span text:style-name="T23">Този инструмент използва и разширява възможностите на </text:span><text:span text:style-name="T55">Apache POI,</text:span><text:span text:style-name="T20"> </text:span><text:span text:style-name="T23">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0"> ще направи разширяването на </text:span><text:span text:style-name="T39">Ultimate Speaker </text:span><text:span text:style-name="T20">изключително лесно. </text:span><text:span text:style-name="T21">Има възможност за дефиниране </text:span><text:span text:style-name="T23">и добавяне на собствени формати и анализатори, </text:span><text:span text:style-name="T21">което на практика е всичко от което се нуждаем.</text:span></text:p>
      <text:p text:style-name="P54"><text:span text:style-name="T40">3.2.</text:span><text:span text:style-name="T42">3</text:span><text:span text:style-name="T21"> </text:span><text:span text:style-name="T40">Избор на </text:span><text:span text:style-name="T41">и</text:span><text:span text:style-name="T42">мплементация за изработка на </text:span><text:span text:style-name="T72">ReSTful </text:span><text:span text:style-name="T46">уеб сервиз.</text:span></text:p>
      <text:p text:style-name="P59"><text:span text:style-name="T37">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3"> имплементация. Разгледах предимствата и недостатъците </text:span><text:span text:style-name="T44">на най-популярните такива, и достигнах до следните изводи:</text:span></text:p>
      <text:p text:style-name="P55">Jersey<text:reference-ref text:reference-format="text" text:ref-name="Jersey - JAX-RS implementation">[7]</text:reference-ref> <text:span text:style-name="T24">е широко използвана имплементация на <text:s/></text:span><text:span text:style-name="T73">JAX-RS</text:span><text:span text:style-name="T25">, </text:span><text:span text:style-name="T29">създадена от </text:span><text:span text:style-name="T61">SUN Microsystems</text:span><text:span text:style-name="T29"> в последствие поддържана от </text:span><text:span text:style-name="T61">Oracle,</text:span><text:span text:style-name="T25"> </text:span><text:span text:style-name="T24">която </text:span><text:span text:style-name="T29">разширява допълнително спецификациите с цел по-лесното разработване на </text:span><text:span text:style-name="T45">ReSTful </text:span><text:span text:style-name="T29">клиент и сървър. Позволява допълнително разширяване в зависимост от потребностите на всеки потребител. </text:span><text:span text:style-name="T30">Включва поддръжка на </text:span><text:span text:style-name="T62">Oauth, Atom, MVC, FastInfoset</text:span><text:span text:style-name="T30">. Предлага възможност за интеграция с </text:span><text:span text:style-name="T62">Apache HTTP Client, Guice, Spring, MOXy</text:span><text:span text:style-name="T30"> и много други.</text:span></text:p>
      <text:p text:style-name="P56">RestEasy<text:reference-ref text:reference-format="text" text:ref-name="RESTEasy - Jbos Community">[8]</text:reference-ref> <text:span text:style-name="T26">е проект на </text:span><text:span text:style-name="T59">Jboss</text:span><text:span text:style-name="T26"> който е изцяло сертифицирана имплементация на </text:span><text:span text:style-name="T74">JAX-RS </text:span><text:span text:style-name="T26">спецификацията. Може да работи със всеки един уеб сървър (</text:span><text:span text:style-name="T59">Jboss, Tomcat </text:span><text:span text:style-name="T26">и др.). Има внедрена имплементация за тестване на създадената </text:span><text:span text:style-name="T74">ReST</text:span><text:span text:style-name="T26"> система. Предоставя допълнителна възможност за лесно писане на клиентска част, която да си комуникира със създадения </text:span><text:span text:style-name="T74">ReSTful </text:span><text:span text:style-name="T26">сервиз. Използва различни видове сървърна кеш с цел бързодействие. Има богат набор от трансформатори </text:span><text:soft-page-break/><text:span text:style-name="T26">за </text:span><text:span text:style-name="T59"><text:s/>XML, JSON, YAML, Fastinfoset, Multipart, XOP, Ato</text:span><text:span text:style-name="T26"> и др. Използва </text:span><text:span text:style-name="T59">JAXB </text:span><text:span text:style-name="T26">сериализация на обекти в </text:span><text:span text:style-name="T59">XML, JSON, Jackson, Fastinfoset </text:span><text:span text:style-name="T26">и </text:span><text:span text:style-name="T59">Atom</text:span><text:span text:style-name="T26">, като също така има абстракции за основните колекции съдържащи </text:span><text:span text:style-name="T59">JAXB </text:span><text:span text:style-name="T26">обекти. Автоматично компресиране/декомпресиране в клиентската и сървърната част, използвайки </text:span><text:span text:style-name="T59">GZIP.</text:span><text:span text:style-name="T26"> <text:s/>Предоставя асинхронна абстракция на </text:span><text:span text:style-name="T59">HTTP(Comet)</text:span><text:span text:style-name="T26"> за </text:span><text:span text:style-name="T59">Jboss </text:span><text:span text:style-name="T26">и </text:span><text:span text:style-name="T59">Tomcat.</text:span><text:span text:style-name="T26"> </text:span><text:span text:style-name="T27">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59">S/MIME</text:span><text:span text:style-name="T26"> </text:span><text:span text:style-name="T27">и </text:span><text:span text:style-name="T59">DOSETA. </text:span><text:span text:style-name="T28">Включва още много други възможности като например </text:span><text:span text:style-name="T60">EJB, Seam, Guice, Spring </text:span><text:span text:style-name="T28">и </text:span><text:span text:style-name="T60">Spring MVC.</text:span></text:p>
      <text:p text:style-name="P57">Restlet<text:reference-ref text:reference-format="text" text:ref-name="Restlet API Platform.">[9]</text:reference-ref><text:span text:style-name="T16"> </text:span><text:span text:style-name="T31">е имплементация помагаща разработването на програмни интерфейси, който следват архитектурата на </text:span><text:span text:style-name="T63">REST</text:span><text:span text:style-name="T31">. </text:span><text:span text:style-name="T32">Много мощен, но в същото време сравнително сложен инструмент. Възможност за разработване на <text:s/></text:span><text:span text:style-name="T63">REST </text:span><text:span text:style-name="T32">приложения от ниско ниво. </text:span><text:span text:style-name="T35">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3">Предимството тук е, че можем да използваме този инструмент без уеб сървър, </text:span><text:span text:style-name="T34">което ни позволява да избегнем обвързването и настройването на конкретен сървър, което би опростило значително имплементацията. </text:span><text:span text:style-name="T35">Също така </text:span><text:span text:style-name="T64">Restlet Framework-</text:span><text:span text:style-name="T35">а работи на голям набор от платформи - </text:span><text:span text:style-name="T64">Java SE/RE, OSGI Environment, Google App Engine, Google Web Toolkit, Android.</text:span><text:span text:style-name="T35"> </text:span></text:p>
      <text:p text:style-name="P58"><text:span text:style-name="T16">Вземайки в предвид факта, че искам да направя имплементация възможно най-малко платформено зависима и това, че имам опит в работата с </text:span><text:span text:style-name="T76">Restlet</text:span><text:span text:style-name="T76"><text:reference-ref text:reference-format="text" text:ref-name="Restlet API Platform.">[9]</text:reference-ref></text:span><text:span text:style-name="T16"> имплементацията, ще използвам нея за разработване на </text:span><text:span text:style-name="T56">ReST API</text:span><text:span text:style-name="T16"> частта на Ultimate Speaker.</text:span></text:p>
      <text:p text:style-name="P66"/>
      <text:p text:style-name="P58"><text:span text:style-name="T40">3.2.</text:span><text:span text:style-name="T42">3</text:span><text:span text:style-name="T21"> </text:span><text:span text:style-name="T40">Избор на </text:span><text:span text:style-name="T47">система за съхранение на данни</text:span><text:span text:style-name="T46">.</text:span></text:p>
      <text:p text:style-name="P60"><text:span text:style-name="T46">В</text:span><text:span text:style-name="T37">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37">. </text:span><text:span text:style-name="T48">Спрях се на </text:span><text:span text:style-name="T7">Xerial </text:span><text:span text:style-name="T7"><text:reference-ref text:reference-format="text" text:ref-name="SQLite JDBC Xerial implementation">[11]</text:reference-ref></text:span><text:span text:style-name="T7">,</text:span><text:span text:style-name="T48"> защото включва компилирана версия на </text:span><text:span text:style-name="T77">SQLite </text:span><text:span text:style-name="T48">за основните платформи (</text:span><text:span text:style-name="T77">Windows, Mac OS, Linux)</text:span><text:span text:style-name="T48">, както и </text:span><text:span text:style-name="T77">JDBC </text:span><text:span text:style-name="T48">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9">преди да можеш да работиш с базата. </text:span><text:span text:style-name="T50">Друго добро качество на </text:span><text:span text:style-name="T78">SQLite</text:span><text:span text:style-name="T50">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допълнително накланя везните при избора ми. </text:span></text:p>
      <text:p text:style-name="AsenHeading2"><text:bookmark-start text:name="__RefHeading__3696_1271752083"/><text:soft-page-break/>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70">5.1.1 <text:span text:style-name="T12">Rest API</text:span> слой</text:p>
      <text:p text:style-name="P42">Използването на <text:span text:style-name="T13">Rest API </text:span><text:span text:style-name="T37">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2">HTTP </text:span><text:span text:style-name="T37">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1">и</text:span><text:span text:style-name="T37">ката.</text:span></text:p>
      <text:p text:style-name="P67">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1"/>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1">6.1.1 Rest API модул</text:p>
      <text:p text:style-name="P43">Restlet и Jackson.</text:p>
      <text:p text:style-name="P72">6.1.2 Потребителски интерфейс </text:p>
      <text:p text:style-name="P44">http://hayageek.com/docs/jquery-upload-file.php</text:p>
      <text:p text:style-name="P45">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34"><text:reference-mark-start text:name="Синтезатор SpeechLab („Гергана&quot;)"/><text:span text:style-name="T10">[1]</text:span><text:reference-mark-end text:name="Синтезатор SpeechLab („Гергана&quot;)"/><text:span text:style-name="T10">"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0">http://testove.nllb.bg/mod/page/view.php?id=25</text:span></text:a><text:span text:style-name="T10">&gt;</text:span></text:p>
      <text:p text:style-name="P32"><text:reference-mark-start text:name="Синтезатор Innoetics Irina („Ирина“)"/><text:span text:style-name="T10">[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9">6</text:span></text:a>&gt;</text:p>
      <text:p text:style-name="P33"><text:reference-mark-start text:name="Синтезатор eSpeak (и с български глас)"/><text:span text:style-name="T10">[3]</text:span><text:reference-mark-end text:name="Синтезатор eSpeak (и с български глас)"/>"Тестове: Синтезатор <text:span text:style-name="T9">eSpeak (и с български глас)</text:span>." Тестове: Синтезатор <text:span text:style-name="T9">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9">7</text:span></text:a>&gt;</text:p>
      <text:p text:style-name="P39"><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51"><text:reference-mark-start text:name="Apache Tika - a content analysis toolkit"/>[5]<text:reference-mark-end text:name="Apache Tika - a content analysis toolkit"/><text:span text:style-name="T54">"Apache Tika - Apache Tika." Apache Tika - Apache Tika. N.p., n.d. Web. 09 Mar. 2015. &lt;</text:span><text:a xlink:type="simple" xlink:href="http://tika.apache.org/" text:style-name="Internet_20_link" text:visited-style-name="Visited_20_Internet_20_Link"><text:span text:style-name="T54">http://tika.apache.org/</text:span></text:a><text:span text:style-name="T54">&gt;</text:span></text:p>
      <text:p text:style-name="P61"><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5"><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62"><text:reference-mark-start text:name="RESTEasy - Jbos Community"/>[<text:span text:style-name="T75">8</text:span>]<text:reference-mark-end text:name="RESTEasy - Jbos Community"/><text:span text:style-name="T74">"RESTEasy - JBoss Community." RESTEasy - JBoss Community. N.p., n.d. Web. 25 Mar. 2015. &lt;</text:span><text:a xlink:type="simple" xlink:href="http://resteasy.jboss.org/" text:style-name="Internet_20_link" text:visited-style-name="Visited_20_Internet_20_Link"><text:span text:style-name="T74">http://resteasy.jboss.org/</text:span></text:a><text:span text:style-name="T74">&gt;</text:span></text:p>
      <text:p text:style-name="P63"><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8"><text:reference-mark-start text:name="SQLite home page"/>[10]<text:reference-mark-end text:name="SQLite home page"/><text:span text:style-name="T77">"SQLite Home Page." SQLite Home Page. N.p., n.d. Web. 07 Apr. 2015. &lt;</text:span><text:a xlink:type="simple" xlink:href="https://www.sqlite.org/index.html" text:style-name="Internet_20_link" text:visited-style-name="Visited_20_Internet_20_Link"><text:span text:style-name="T77">https://www.sqlite.org/index.html</text:span></text:a><text:span text:style-name="T77">&gt;</text:span></text:p>
      <text:p text:style-name="P69"><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64"/>
      <text:p text:style-name="P63"/>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88">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11T00:54:56.004583401</dc:date>
    <meta:editing-duration>PT18H13M55S</meta:editing-duration>
    <meta:editing-cycles>195</meta:editing-cycles>
    <meta:document-statistic meta:table-count="1" meta:image-count="0" meta:object-count="2" meta:page-count="19" meta:paragraph-count="223" meta:word-count="5481" meta:character-count="38218" meta:non-whitespace-character-count="32938"/>
  </office:meta>
</office:document-meta>
</file>